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P5" style:parent-style-name="Standard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language="pt" fo:country="BR"/>
    </style:style>
    <style:style style:name="P20" style:parent-style-name="Standard" style:family="paragraph">
      <style:text-properties fo:language="pt" fo:country="BR"/>
    </style:style>
    <style:style style:name="P21" style:parent-style-name="Standard" style:family="paragraph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P30" style:parent-style-name="Standard" style:family="paragraph">
      <style:text-properties fo:language="pt" fo:country="BR"/>
    </style:style>
    <style:style style:name="P31" style:parent-style-name="Standard" style:family="paragraph">
      <style:text-properties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text-properties fo:language="pt" fo:country="BR"/>
    </style:style>
    <style:style style:name="P34" style:parent-style-name="Standard" style:family="paragraph">
      <style:text-properties fo:language="pt" fo:country="BR"/>
    </style:style>
    <style:style style:name="P35" style:parent-style-name="Standard" style:family="paragraph">
      <style:text-properties fo:language="pt" fo:country="BR"/>
    </style:style>
    <style:style style:name="P36" style:parent-style-name="Standard" style:family="paragraph">
      <style:text-properties fo:language="pt" fo:country="BR"/>
    </style:style>
    <style:style style:name="P37" style:parent-style-name="Standard" style:family="paragraph">
      <style:text-properties fo:language="pt" fo:country="BR"/>
    </style:style>
    <style:style style:name="P38" style:parent-style-name="Standard" style:family="paragraph">
      <style:text-properties fo:language="pt" fo:country="BR"/>
    </style:style>
    <style:style style:name="P39" style:parent-style-name="Standard" style:family="paragraph">
      <style:text-properties fo:language="pt" fo:country="BR"/>
    </style:style>
    <style:style style:name="P40" style:parent-style-name="Standard" style:family="paragraph">
      <style:text-properties fo:language="pt" fo:country="BR"/>
    </style:style>
    <style:style style:name="P41" style:parent-style-name="Standard" style:family="paragraph">
      <style:text-properties fo:language="pt" fo:country="BR"/>
    </style:style>
    <style:style style:name="P42" style:parent-style-name="Standard" style:family="paragraph">
      <style:text-properties fo:language="pt" fo:country="BR"/>
    </style:style>
    <style:style style:name="P43" style:parent-style-name="Standard" style:family="paragraph">
      <style:text-properties fo:language="pt" fo:country="BR"/>
    </style:style>
    <style:style style:name="P44" style:parent-style-name="Standard" style:family="paragraph">
      <style:text-properties fo:language="pt" fo:country="BR"/>
    </style:style>
    <style:style style:name="P45" style:parent-style-name="Standard" style:family="paragraph">
      <style:text-properties fo:language="pt" fo:country="BR"/>
    </style:style>
    <style:style style:name="P46" style:parent-style-name="Standard" style:family="paragraph">
      <style:text-properties fo:language="pt" fo:country="BR"/>
    </style:style>
    <style:style style:name="P47" style:parent-style-name="Standard" style:family="paragraph">
      <style:text-properties fo:language="pt" fo:country="BR"/>
    </style:style>
    <style:style style:name="P48" style:parent-style-name="Standard" style:family="paragraph">
      <style:text-properties fo:language="pt" fo:country="BR"/>
    </style:style>
    <style:style style:name="P49" style:parent-style-name="Standard" style:family="paragraph">
      <style:text-properties fo:language="pt" fo:country="BR"/>
    </style:style>
    <style:style style:name="P50" style:parent-style-name="Standard" style:family="paragraph">
      <style:text-properties fo:language="pt" fo:country="BR"/>
    </style:style>
    <style:style style:name="P51" style:parent-style-name="Standard" style:family="paragraph">
      <style:text-properties fo:language="pt" fo:country="BR"/>
    </style:style>
    <style:style style:name="P52" style:parent-style-name="Standard" style:family="paragraph">
      <style:text-properties fo:language="pt" fo:country="BR"/>
    </style:style>
    <style:style style:name="P53" style:parent-style-name="Standard" style:family="paragraph">
      <style:text-properties fo:language="pt" fo:country="BR"/>
    </style:style>
  </office:automatic-styles>
  <office:body>
    <office:text text:use-soft-page-breaks="true">
      <text:p text:style-name="P1">REQUISITOS FUNCIONAIS</text:p>
      <text:p text:style-name="P2"/>
      <text:p text:style-name="P3">RF01 O Administrador deve cadastrar imóvel.</text:p>
      <text:p text:style-name="P4">RF02 O Administrador deve alterar dados do imóvel.</text:p>
      <text:p text:style-name="P5">RF03 O Administrador deve excluir imóvel.</text:p>
      <text:p text:style-name="P6">RF04 O Administrador deve cadastrar Corretor.</text:p>
      <text:p text:style-name="P7">RF05 O Administrador deve alterar dados Corretor.</text:p>
      <text:p text:style-name="P8">RF06 O Administrador deve excluir Corretor.</text:p>
      <text:p text:style-name="P9">RF07 O Administrador deve registrar abertura do contrato de venda de imóvel.</text:p>
      <text:p text:style-name="P10">RF08 O Administrador deve registrar abertura do contrato de aluguel de imóvel.</text:p>
      <text:p text:style-name="P11">RF09 O Administrador deve registrar fechamento de contrato de venda de imóvel.</text:p>
      <text:p text:style-name="P12">RF10 O Administrador deve registrar fechamento de contrato de aluguel de imóvel.</text:p>
      <text:p text:style-name="P13">RF11 O Administrador deve alterar dados de contrato de aluguel.</text:p>
      <text:p text:style-name="P14">RF12 O Administrador deve alterar dados de contrato de venda.</text:p>
      <text:p text:style-name="P15">RF13 O Corretor deve registrar abertura do contrato de venda de imóvel.</text:p>
      <text:p text:style-name="P16">RF14 O Corretor deve registrar abertura do contrato de aluguel de imóvel.</text:p>
      <text:p text:style-name="P17">RF15 O Corretor deve alterar dados dos contratos em aberto.</text:p>
      <text:p text:style-name="P18">RF16 O Administrador deve poder cancelar contrato em aberto.</text:p>
      <text:p text:style-name="P19">RF17 O Administrador deve poder renovar contrato de aluguel de imóvel.</text:p>
      <text:p text:style-name="P20">RF18 O Administrador deve poder consultar todos os contratos de imóvel.</text:p>
      <text:p text:style-name="P21">RF19 O Administrador deve cadastrar Proprietário.</text:p>
      <text:p text:style-name="P22">RF20 O Administrador deve cadastrar Locatário.</text:p>
      <text:p text:style-name="P23">RF21 O Administrador deve cadastrar Comprador.</text:p>
      <text:p text:style-name="P24">RF22 O Administrador altera dados do Proprietário.</text:p>
      <text:p text:style-name="P25">RF23 O Administrador altera dados do Locatário.</text:p>
      <text:p text:style-name="P26">RF24 O Administrador altera dados do Comprador.</text:p>
      <text:p text:style-name="P27">RF25 O sistema deve gerar relatório com todos os imóveis cadastrados.</text:p>
      <text:p text:style-name="P28">RF26 O sistema deve gerar relatório com todos os imóveis a venda.</text:p>
      <text:p text:style-name="P29">RF27 O sistema deve gerar relatório com todos os imóveis disponíveis para aluguel.</text:p>
      <text:p text:style-name="P30">RF28 O sistema deve gerar relatório com todos os Compradores cadastrados no sistema até o momento.</text:p>
      <text:p text:style-name="P31">RF29 O sistema deve gerar relatório com todos os Locatários cadastrados no sistema até o momento.</text:p>
      <text:p text:style-name="P32">RF30 O sistema deve gerar relatório com todos os Proprietários cadastrados no sistema até o momento.</text:p>
      <text:p text:style-name="P33">RF31 O sistema deve gerar relatório com todos os Corretores cadastrado até o momento no sistema por ordem alfabética.</text:p>
      <text:p text:style-name="P34">RF32 O sistema deve gerar relatório com todos os contratos de aluguel vigentes.</text:p>
      <text:p text:style-name="P35">RF33 O Administrador poderá consultar os imóveis por tipo do imóvel.</text:p>
      <text:p text:style-name="P36">RF34 O Administrador poderá consultar os imóveis por cidade e bairro.</text:p>
      <text:p text:style-name="P37">RF35 O Corretor poderá consultar os imóveis por tipo do imóvel.</text:p>
      <text:p text:style-name="P38">RF36 O Corretor poderá consultar os imóveis por cidade e bairro.</text:p>
      <text:p text:style-name="P39">RF37 O Administrador poderá consultar por nome os Compradores cadastrados.</text:p>
      <text:p text:style-name="P40">RF38 O Administrador poderá consultar por nome os Locatários cadastrados.</text:p>
      <text:p text:style-name="P41">RF39 O Administrador poderá consultar por nome os Proprietários cadastrados.</text:p>
      <text:p text:style-name="P42">RF40 O Administrador poderá consultar por CPF os Compradores cadastrados.</text:p>
      <text:p text:style-name="P43">RF41 O Administrador poderá consultar por CPF os Locatários cadastrados.</text:p>
      <text:p text:style-name="P44">RF42 O Administrador poderá consultar por CPF os Proprietários cadastrados.</text:p>
      <text:p text:style-name="P45">RF43 O Corretor poderá consultar nome os Compradores cadastrados.</text:p>
      <text:p text:style-name="P46">RF44 O Corretor poderá consultar nome os Locatários cadastrados.</text:p>
      <text:p text:style-name="P47">RF45 O Corretor poderá consultar nome os Proprietários cadastrados.</text:p>
      <text:p text:style-name="P48">RF46 O Corretor poderá consultar CPF os Compradores cadastrados.<text:s/></text:p>
      <text:p text:style-name="P49">RF47 O Corretor poderá consultar CPF os Locatários cadastrados.</text:p>
      <text:p text:style-name="P50">RF48 O Corretor poderá consultar CPF os Proprietários cadastrados.</text:p>
      <text:soft-page-break/>
      <text:p text:style-name="P51">RF49 O Administrador pode cadastrar outros Administradores no sistema.</text:p>
      <text:p text:style-name="P52">RF50 O Administrador pode alterar seus próprios dados de cadastro.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tália de Souza Guimarães</dc:creator>
    <meta:creation-date>2019-01-24T23:20:00Z</meta:creation-date>
    <dc:date>2019-01-30T23:41:00Z</dc:date>
    <meta:template xlink:href="Normal.dotm" xlink:type="simple"/>
    <meta:editing-cycles>5</meta:editing-cycles>
    <meta:editing-duration>PT1140S</meta:editing-duration>
    <meta:document-statistic meta:page-count="2" meta:paragraph-count="6" meta:word-count="532" meta:character-count="3404" meta:row-count="23" meta:non-whitespace-character-count="2878"/>
  </office:meta>
</office:document-meta>
</file>